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.746" calcext:value-type="float">
            <text:p>-10,746</text:p>
          </table:table-cell>
          <table:table-cell office:value-type="float" office:value="-18.375" calcext:value-type="float">
            <text:p>-18,375</text:p>
          </table:table-cell>
          <table:table-cell office:value-type="float" office:value="91.845" calcext:value-type="float">
            <text:p>91,8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.817" calcext:value-type="float">
            <text:p>38,817</text:p>
          </table:table-cell>
          <table:table-cell office:value-type="float" office:value="27.963" calcext:value-type="float">
            <text:p>27,963</text:p>
          </table:table-cell>
          <table:table-cell office:value-type="float" office:value="73.148" calcext:value-type="float">
            <text:p>73,1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.353" calcext:value-type="float">
            <text:p>-10,353</text:p>
          </table:table-cell>
          <table:table-cell office:value-type="float" office:value="3.094" calcext:value-type="float">
            <text:p>3,094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.689" calcext:value-type="float">
            <text:p>40,689</text:p>
          </table:table-cell>
          <table:table-cell office:value-type="float" office:value="35.507" calcext:value-type="float">
            <text:p>35,507</text:p>
          </table:table-cell>
          <table:table-cell office:value-type="float" office:value="91.054" calcext:value-type="float">
            <text:p>91,0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818" calcext:value-type="float">
            <text:p>20,818</text:p>
          </table:table-cell>
          <table:table-cell office:value-type="float" office:value="48.294" calcext:value-type="float">
            <text:p>48,294</text:p>
          </table:table-cell>
          <table:table-cell office:value-type="float" office:value="51.875" calcext:value-type="float">
            <text:p>51,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583" calcext:value-type="float">
            <text:p>3,583</text:p>
          </table:table-cell>
          <table:table-cell office:value-type="float" office:value="-31.88" calcext:value-type="float">
            <text:p>-31,88</text:p>
          </table:table-cell>
          <table:table-cell office:value-type="float" office:value="1.863" calcext:value-type="float">
            <text:p>1,8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7.407" calcext:value-type="float">
            <text:p>-17,407</text:p>
          </table:table-cell>
          <table:table-cell office:value-type="float" office:value="10.443" calcext:value-type="float">
            <text:p>10,443</text:p>
          </table:table-cell>
          <table:table-cell office:value-type="float" office:value="-84.238" calcext:value-type="float">
            <text:p>-84,2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338" calcext:value-type="float">
            <text:p>-4,338</text:p>
          </table:table-cell>
          <table:table-cell office:value-type="float" office:value="-7.8" calcext:value-type="float">
            <text:p>-7,8</text:p>
          </table:table-cell>
          <table:table-cell office:value-type="float" office:value="-24.829" calcext:value-type="float">
            <text:p>-24,8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4.78" calcext:value-type="float">
            <text:p>-24,78</text:p>
          </table:table-cell>
          <table:table-cell table:style-name="ce1" office:value-type="float" office:value="-0.075" calcext:value-type="float">
            <text:p>-0,075</text:p>
          </table:table-cell>
          <table:table-cell office:value-type="float" office:value="-11.392" calcext:value-type="float">
            <text:p>-11,3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.699" calcext:value-type="float">
            <text:p>-5,699</text:p>
          </table:table-cell>
          <table:table-cell office:value-type="float" office:value="17.096" calcext:value-type="float">
            <text:p>17,096</text:p>
          </table:table-cell>
          <table:table-cell office:value-type="float" office:value="-4.92" calcext:value-type="float">
            <text:p>-4,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727" calcext:value-type="float">
            <text:p>3,727</text:p>
          </table:table-cell>
          <table:table-cell office:value-type="float" office:value="28.678" calcext:value-type="float">
            <text:p>28,678</text:p>
          </table:table-cell>
          <table:table-cell office:value-type="float" office:value="-16.349" calcext:value-type="float">
            <text:p>-16,3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fo:margin-top="10mm" fo:margin-bottom="10mm" fo:margin-left="20mm" fo:margin-right="10mm" style:writing-mode="lr-tb"/>
      <style:header-style>
        <style:header-footer-properties fo:min-height="9.98mm" fo:margin-left="0mm" fo:margin-right="0mm" fo:margin-bottom="4.99mm"/>
      </style:header-style>
      <style:footer-style>
        <style:header-footer-properties fo:min-height="10mm" fo:margin-left="0mm" fo:margin-right="0mm" fo:margin-top="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left="2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.00.0000</text:date>, <text:time style:data-style-name="N2" text:time-value="16:34:40.17071873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8T16:34:37.935209777</meta:creation-date>
    <dc:title>Таблица</dc:title>
    <meta:generator>LibreOffice/6.2.7.1$Linux_X86_64 LibreOffice_project/20$Build-1</meta:generator>
    <meta:editing-duration>PT12M22S</meta:editing-duration>
    <meta:editing-cycles>2</meta:editing-cycles>
    <dc:date>2022-11-08T17:18:13.359885826</dc:date>
    <meta:document-statistic meta:table-count="1" meta:cell-count="57" meta:object-count="0"/>
    <meta:template xlink:type="simple" xlink:actuate="onRequest" xlink:title="Таблица" xlink:href="../../../../../../usr/lib/libreoffice/share/template/common/ШАБЛОН_ЭЛЕКТРОННОЙ_ТАБЛИЦЫ_2019-07-22.ots" meta:date="2022-11-08T16:34:37.989166812"/>
  </office:meta>
</office:document-meta>
</file>